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FreeSans"/>
    </style:style>
    <style:style style:name="P2" style:family="paragraph" style:parent-style-name="Standard">
      <style:text-properties style:font-name="FreeSan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Free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4" style:family="paragraph" style:parent-style-name="Standard" style:list-style-name="L1">
      <style:text-properties style:font-name="FreeSans"/>
    </style:style>
    <style:style style:name="P5" style:family="paragraph" style:parent-style-name="Standard" style:list-style-name="L1">
      <style:text-properties style:font-name="FreeSans"/>
    </style:style>
    <style:style style:name="P6" style:family="paragraph" style:parent-style-name="Standard" style:list-style-name="L1">
      <style:text-properties style:font-name="FreeSans"/>
    </style:style>
    <style:style style:name="P7" style:family="paragraph" style:parent-style-name="Standard" style:list-style-name="L1">
      <style:text-properties style:font-name="FreeSans"/>
    </style:style>
    <style:style style:name="P8" style:family="paragraph" style:parent-style-name="Standard" style:list-style-name="L1">
      <style:text-properties style:font-name="FreeSans"/>
    </style:style>
    <style:style style:name="P9" style:family="paragraph" style:parent-style-name="Standard" style:list-style-name="L1">
      <style:text-properties style:font-name="FreeSans"/>
    </style:style>
    <style:style style:name="P10" style:family="paragraph" style:parent-style-name="Standard">
      <style:text-properties style:font-name="Courier 10 Pitch"/>
    </style:style>
    <style:style style:name="T1" style:family="text">
      <style:text-properties style:font-name="FreeSans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Courier 10 Pitch"/>
    </style:style>
    <style:style style:name="T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#e6e6e6" style:background-transparency="0%" fo:padding="0.0598in" fo:border="0.0008in solid #000000" style:shadow="none">
        <style:background-image/>
        <style:columns fo:column-count="0" fo:column-gap="0in"/>
      </style:graphic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itMeter III – Message Formats</text:p>
      <text:p text:style-name="P1"/>
      <text:p text:style-name="P1">All messages between layers will be delivered via TCP connections (loopback if connection is local), and in JSON format.</text:p>
      <text:p text:style-name="P1"/>
      <text:p text:style-name="P2">Data Capture -&gt; Data Input Controller</text:p>
      <text:p text:style-name="P1"/>
      <text:p text:style-name="P1"><text:span text:style-name="T2">msgType</text:span> – String identifying the type of message</text:p>
      <text:p text:style-name="P1"><text:span text:style-name="T2">data</text:span> – an object containing message-specific data</text:p>
      <text:p text:style-name="P1"/>
      <text:p text:style-name="P1">Example message:</text:p>
      <text:p text:style-name="P1"><draw:frame draw:style-name="fr1" draw:name="Frame1" text:anchor-type="char" svg:x="0.6654in" svg:y="0.1783in" svg:width="5.4701in" style:rel-width="79%" draw:z-index="0"><draw:text-box fo:min-height="0.5819in"><text:p text:style-name="P10">{</text:p><text:p text:style-name="P10"><text:tab/>'msgType'<text:tab/>: 'duTotals',</text:p><text:p text:style-name="P10"><text:tab/>'data'<text:tab/>: {</text:p><text:p text:style-name="P10"><text:tab/><text:tab/>'host'<text:tab/>: '192.168.1.2',</text:p><text:p text:style-name="P10"><text:s/><text:tab/><text:tab/>'totals'<text:tab/>: [</text:p><text:p text:style-name="P10"><text:tab/><text:tab/><text:tab/>{</text:p><text:p text:style-name="P10"><text:tab/><text:tab/><text:tab/><text:tab/>'tsFrom'<text:tab/>: 123456789,</text:p><text:p text:style-name="P10"><text:tab/><text:tab/><text:tab/><text:tab/>'tsTo'<text:tab/>: <text:span text:style-name="T3">123496790,</text:span></text:p><text:p text:style-name="P10"><text:tab/><text:tab/><text:tab/><text:tab/>'dl'<text:tab/><text:tab/>: 1000,</text:p><text:p text:style-name="P10"><text:tab/><text:tab/><text:tab/><text:tab/>'ul'<text:tab/><text:tab/>: 1022</text:p><text:p text:style-name="P10"><text:tab/><text:tab/><text:tab/>}</text:p><text:p text:style-name="P10"><text:tab/><text:tab/>]</text:p><text:p text:style-name="P10"><text:tab/>}</text:p><text:p text:style-name="P10">}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Known message types:</text:p>
      <text:p text:style-name="P1"/>
      <text:p text:style-name="P1"><text:span text:style-name="T4">duTotals</text:span></text:p>
      <text:p text:style-name="P1">Contains total upload/download figures for a specified host, over a specified time interval.</text:p>
      <text:list text:style-name="L1">
        <text:list-item>
          <text:p text:style-name="P4"><text:span text:style-name="T2">host</text:span> – (required) unique host identifier, String 255 chars max.</text:p>
        </text:list-item>
        <text:list-item>
          <text:p text:style-name="P4">totals – (required) an array of totals for insertion into the database.</text:p>
        </text:list-item>
        <text:list-item>
          <text:p text:style-name="P4"><text:span text:style-name="T2">tsFrom</text:span> – (required) timestamp of start of interval, expressed in seconds since midnight on 1st January 2000.</text:p>
        </text:list-item>
        <text:list-item>
          <text:p text:style-name="P4"><text:span text:style-name="T2">tsTo</text:span> – (optional) timestamp of end of interval, expressed in seconds since midnight on 1st January 2000, if omitted then assumed to be equal to tsFrom – ie. the measurement interval was 1 second or less.</text:p>
        </text:list-item>
        <text:list-item>
          <text:p text:style-name="P4"><text:span text:style-name="T2">dl</text:span> – (optional) number of bytes downloaded in the specified interval, if absent then a value of 0 is used.</text:p>
        </text:list-item>
        <text:list-item>
          <text:p text:style-name="P4"><text:span text:style-name="T2">ul</text:span> – (optional) number of bytes uploaded in the specified interval,<text:span text:style-name="T1"> if absent then a value of 0 is used.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imes" svg:font-family="Time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FreeSans" svg:font-family="Free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rob</meta:initial-creator>
    <meta:creation-date>2007-07-01T12:45:39</meta:creation-date>
    <dc:creator>rob</dc:creator>
    <dc:date>2007-07-01T13:53:55</dc:date>
    <dc:language>en-US</dc:language>
    <meta:editing-cycles>9</meta:editing-cycles>
    <meta:editing-duration>PT1H8M1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9" meta:word-count="184" meta:character-count="1246"/>
  </office:meta>
</office:document-meta>
</file>